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acbf6" officeooo:paragraph-rsid="002afd83"/>
    </style:style>
    <style:style style:name="P2" style:family="paragraph" style:parent-style-name="Standard">
      <style:text-properties officeooo:paragraph-rsid="002f29fb" fo:background-color="#e8f2a1"/>
    </style:style>
    <style:style style:name="P3" style:family="paragraph" style:parent-style-name="Standard">
      <style:text-properties officeooo:paragraph-rsid="0031a7cd" fo:background-color="#e8f2a1"/>
    </style:style>
    <style:style style:name="P4" style:family="paragraph" style:parent-style-name="Standard">
      <style:text-properties officeooo:paragraph-rsid="00340d29" fo:background-color="#e8f2a1"/>
    </style:style>
    <style:style style:name="P5" style:family="paragraph" style:parent-style-name="Standard">
      <style:text-properties officeooo:paragraph-rsid="0036692e" fo:background-color="#e8f2a1"/>
    </style:style>
    <style:style style:name="P6" style:family="paragraph" style:parent-style-name="Standard">
      <style:text-properties officeooo:paragraph-rsid="00372f41" fo:background-color="#e8f2a1"/>
    </style:style>
    <style:style style:name="P7" style:family="paragraph" style:parent-style-name="Standard">
      <style:text-properties officeooo:paragraph-rsid="00381a0b" fo:background-color="#e8f2a1"/>
    </style:style>
    <style:style style:name="P8" style:family="paragraph" style:parent-style-name="Standard">
      <style:text-properties officeooo:paragraph-rsid="003bc1da" fo:background-color="#e8f2a1"/>
    </style:style>
    <style:style style:name="P9" style:family="paragraph" style:parent-style-name="Standard">
      <style:text-properties officeooo:paragraph-rsid="003f280a" fo:background-color="#e8f2a1"/>
    </style:style>
    <style:style style:name="P10" style:family="paragraph" style:parent-style-name="Standard">
      <style:text-properties officeooo:paragraph-rsid="002f29fb" fo:background-color="#ffaa95"/>
    </style:style>
    <style:style style:name="P11" style:family="paragraph" style:parent-style-name="Standard">
      <style:text-properties officeooo:paragraph-rsid="00340d29" fo:background-color="#ffaa95"/>
    </style:style>
    <style:style style:name="P12" style:family="paragraph" style:parent-style-name="Standard">
      <style:text-properties officeooo:paragraph-rsid="0036692e" fo:background-color="#ffaa95"/>
    </style:style>
    <style:style style:name="P13" style:family="paragraph" style:parent-style-name="Standard">
      <style:text-properties officeooo:paragraph-rsid="003f280a" fo:background-color="#ffaa95"/>
    </style:style>
    <style:style style:name="P14" style:family="paragraph" style:parent-style-name="Standard">
      <style:text-properties officeooo:rsid="0016033b" officeooo:paragraph-rsid="002afd83"/>
    </style:style>
    <style:style style:name="P15" style:family="paragraph" style:parent-style-name="Standard">
      <style:text-properties officeooo:rsid="0028c2fd" officeooo:paragraph-rsid="002afd83"/>
    </style:style>
    <style:style style:name="P16" style:family="paragraph" style:parent-style-name="Standard">
      <style:text-properties officeooo:paragraph-rsid="002afd83"/>
    </style:style>
    <style:style style:name="P17" style:family="paragraph" style:parent-style-name="Standard">
      <style:text-properties officeooo:paragraph-rsid="0031a7cd"/>
    </style:style>
    <style:style style:name="P18" style:family="paragraph" style:parent-style-name="Standard">
      <style:text-properties officeooo:paragraph-rsid="0032a83c"/>
    </style:style>
    <style:style style:name="P19" style:family="paragraph" style:parent-style-name="Standard">
      <style:text-properties officeooo:paragraph-rsid="0036692e"/>
    </style:style>
    <style:style style:name="P20" style:family="paragraph" style:parent-style-name="Standard">
      <style:text-properties officeooo:paragraph-rsid="003bc1da"/>
    </style:style>
    <style:style style:name="P21" style:family="paragraph" style:parent-style-name="Text_20_body">
      <style:text-properties officeooo:rsid="001a798d" officeooo:paragraph-rsid="001a798d"/>
    </style:style>
    <style:style style:name="P22" style:family="paragraph" style:parent-style-name="Text_20_body">
      <style:text-properties officeooo:rsid="001cf198" officeooo:paragraph-rsid="001cf198"/>
    </style:style>
    <style:style style:name="P23" style:family="paragraph" style:parent-style-name="Text_20_body">
      <style:text-properties officeooo:rsid="001d4922" officeooo:paragraph-rsid="001d4922"/>
    </style:style>
    <style:style style:name="P24" style:family="paragraph" style:parent-style-name="Text_20_body">
      <style:text-properties officeooo:rsid="001e4228" officeooo:paragraph-rsid="0023985c"/>
    </style:style>
    <style:style style:name="P25" style:family="paragraph" style:parent-style-name="Text_20_body">
      <style:text-properties officeooo:rsid="00259a82" officeooo:paragraph-rsid="00259a82"/>
    </style:style>
    <style:style style:name="P26" style:family="paragraph" style:parent-style-name="Text_20_body">
      <style:text-properties officeooo:rsid="0029ab28" officeooo:paragraph-rsid="0029ab28"/>
    </style:style>
    <style:style style:name="P27" style:family="paragraph" style:parent-style-name="Text_20_body">
      <style:text-properties officeooo:rsid="002acbf6" officeooo:paragraph-rsid="002acbf6"/>
    </style:style>
    <style:style style:name="P28" style:family="paragraph" style:parent-style-name="Text_20_body">
      <style:text-properties officeooo:rsid="00307c6c" officeooo:paragraph-rsid="00307c6c"/>
    </style:style>
    <style:style style:name="P29" style:family="paragraph" style:parent-style-name="Heading_20_3">
      <style:text-properties fo:font-size="12pt" officeooo:paragraph-rsid="002afd83" style:font-size-asian="12pt" style:font-size-complex="12pt"/>
    </style:style>
    <style:style style:name="P30" style:family="paragraph" style:parent-style-name="Standard">
      <style:text-properties fo:font-variant="normal" fo:text-transform="none" fo:color="#1265be" loext:opacity="100%" style:font-name="Source Sans Pro" fo:font-size="12pt" fo:letter-spacing="normal" fo:font-style="normal" fo:font-weight="normal" officeooo:paragraph-rsid="0032a83c"/>
    </style:style>
    <style:style style:name="P31" style:family="paragraph" style:parent-style-name="Standard">
      <style:text-properties officeooo:rsid="001c3631" officeooo:paragraph-rsid="002afd83"/>
    </style:style>
    <style:style style:name="P32" style:family="paragraph" style:parent-style-name="Standard">
      <style:text-properties officeooo:paragraph-rsid="002f29fb" fo:background-color="#e8f2a1"/>
    </style:style>
    <style:style style:name="P33" style:family="paragraph" style:parent-style-name="Standard">
      <style:text-properties officeooo:paragraph-rsid="003f280a" fo:background-color="#e8f2a1"/>
    </style:style>
    <style:style style:name="P34" style:family="paragraph" style:parent-style-name="Standard">
      <style:text-properties officeooo:rsid="005cf465" officeooo:paragraph-rsid="005cf465" fo:background-color="#e8f2a1"/>
    </style:style>
    <style:style style:name="P35" style:family="paragraph" style:parent-style-name="Standard">
      <style:text-properties officeooo:rsid="005cf465" officeooo:paragraph-rsid="005cf465" fo:background-color="#e8f2a1"/>
    </style:style>
    <style:style style:name="P36" style:family="paragraph" style:parent-style-name="Standard">
      <style:text-properties officeooo:paragraph-rsid="00381a0b" fo:background-color="#e8f2a1"/>
    </style:style>
    <style:style style:name="P37" style:family="paragraph" style:parent-style-name="Standard">
      <style:text-properties officeooo:rsid="005e9dd6" officeooo:paragraph-rsid="005e9dd6" fo:background-color="#e8f2a1"/>
    </style:style>
    <style:style style:name="P38" style:family="paragraph" style:parent-style-name="Standard">
      <style:text-properties officeooo:rsid="005f8c94" officeooo:paragraph-rsid="005f8c94" fo:background-color="#e8f2a1"/>
    </style:style>
    <style:style style:name="P39" style:family="paragraph" style:parent-style-name="Standard">
      <style:text-properties officeooo:paragraph-rsid="00340d29" fo:background-color="#e8f2a1"/>
    </style:style>
    <style:style style:name="P40" style:family="paragraph" style:parent-style-name="Standard">
      <style:text-properties officeooo:rsid="00444170" officeooo:paragraph-rsid="00444170" fo:background-color="transparent"/>
    </style:style>
    <style:style style:name="P41" style:family="paragraph" style:parent-style-name="Standard">
      <style:text-properties officeooo:rsid="0049cae6" officeooo:paragraph-rsid="0049cae6" fo:background-color="transparent"/>
    </style:style>
    <style:style style:name="P42" style:family="paragraph" style:parent-style-name="Standard">
      <style:text-properties officeooo:rsid="0028c2fd" officeooo:paragraph-rsid="002afd83"/>
    </style:style>
    <style:style style:name="P43" style:family="paragraph" style:parent-style-name="Standard">
      <style:text-properties officeooo:rsid="00517c58" officeooo:paragraph-rsid="00517c58"/>
    </style:style>
    <style:style style:name="P44" style:family="paragraph" style:parent-style-name="Standard">
      <style:text-properties officeooo:rsid="002acbf6" officeooo:paragraph-rsid="002afd83"/>
    </style:style>
    <style:style style:name="P45" style:family="paragraph" style:parent-style-name="Standard">
      <style:text-properties officeooo:rsid="005962aa" officeooo:paragraph-rsid="005962aa"/>
    </style:style>
    <style:style style:name="T1" style:family="text">
      <style:text-properties officeooo:rsid="001e20bf"/>
    </style:style>
    <style:style style:name="T2" style:family="text">
      <style:text-properties officeooo:rsid="001fdcf6"/>
    </style:style>
    <style:style style:name="T3" style:family="text">
      <style:text-properties officeooo:rsid="002098fb"/>
    </style:style>
    <style:style style:name="T4" style:family="text">
      <style:text-properties officeooo:rsid="0021a21b"/>
    </style:style>
    <style:style style:name="T5" style:family="text">
      <style:text-properties officeooo:rsid="0023985c"/>
    </style:style>
    <style:style style:name="T6" style:family="text">
      <style:text-properties officeooo:rsid="00276dbf"/>
    </style:style>
    <style:style style:name="T7" style:family="text">
      <style:text-properties officeooo:rsid="0029ab28"/>
    </style:style>
    <style:style style:name="T8" style:family="text">
      <style:text-properties officeooo:rsid="003564f3"/>
    </style:style>
    <style:style style:name="T9" style:family="text">
      <style:text-properties officeooo:rsid="001c6a7f"/>
    </style:style>
    <style:style style:name="T10" style:family="text">
      <style:text-properties officeooo:rsid="0011adb9"/>
    </style:style>
    <style:style style:name="T11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12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13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14" style:family="text">
      <style:text-properties officeooo:rsid="001c3631"/>
    </style:style>
    <style:style style:name="T15" style:family="text">
      <style:text-properties officeooo:rsid="0024c0e6"/>
    </style:style>
    <style:style style:name="T16" style:family="text">
      <style:text-properties officeooo:rsid="00276986"/>
    </style:style>
    <style:style style:name="T17" style:family="text">
      <style:text-properties officeooo:rsid="0014b8e4"/>
    </style:style>
    <style:style style:name="T18" style:family="text">
      <style:text-properties officeooo:rsid="0028c2fd"/>
    </style:style>
    <style:style style:name="T19" style:family="text">
      <style:text-properties officeooo:rsid="002d9387"/>
    </style:style>
    <style:style style:name="T20" style:family="text">
      <style:text-properties officeooo:rsid="002afd83"/>
    </style:style>
    <style:style style:name="T21" style:family="text">
      <style:text-properties fo:background-color="#e8f2a1" loext:char-shading-value="0"/>
    </style:style>
    <style:style style:name="T22" style:family="text">
      <style:text-properties officeooo:rsid="002afd83" fo:background-color="#e8f2a1" loext:char-shading-value="0"/>
    </style:style>
    <style:style style:name="T23" style:family="text">
      <style:text-properties officeooo:rsid="0032a83c" fo:background-color="#e8f2a1" loext:char-shading-value="0"/>
    </style:style>
    <style:style style:name="T24" style:family="text">
      <style:text-properties officeooo:rsid="002bd6ef" fo:background-color="#e8f2a1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3eb368" fo:background-color="transparent" loext:char-shading-value="0"/>
    </style:style>
    <style:style style:name="T27" style:family="text">
      <style:text-properties officeooo:rsid="002afd83" fo:background-color="transparent" loext:char-shading-value="0"/>
    </style:style>
    <style:style style:name="T28" style:family="text">
      <style:text-properties fo:background-color="#ffaa95" loext:char-shading-value="0"/>
    </style:style>
    <style:style style:name="T29" style:family="text">
      <style:text-properties officeooo:rsid="002afd83" fo:background-color="#ffaa95" loext:char-shading-value="0"/>
    </style:style>
    <style:style style:name="T30" style:family="text">
      <style:text-properties officeooo:rsid="002bd6ef" fo:background-color="#ffaa95" loext:char-shading-value="0"/>
    </style:style>
    <style:style style:name="T31" style:family="text">
      <style:text-properties officeooo:rsid="002f6794" fo:background-color="#ffaa95" loext:char-shading-value="0"/>
    </style:style>
    <style:style style:name="T32" style:family="text">
      <style:text-properties officeooo:rsid="0036692e"/>
    </style:style>
    <style:style style:name="T33" style:family="text">
      <style:text-properties officeooo:rsid="0047efbf"/>
    </style:style>
    <style:style style:name="T34" style:family="text">
      <style:text-properties officeooo:rsid="0049a1c5"/>
    </style:style>
    <style:style style:name="T35" style:family="text">
      <style:text-properties officeooo:rsid="004b5bc4"/>
    </style:style>
    <style:style style:name="T36" style:family="text">
      <style:text-properties officeooo:rsid="004d5208"/>
    </style:style>
    <style:style style:name="T37" style:family="text">
      <style:text-properties officeooo:rsid="004dda6e"/>
    </style:style>
    <style:style style:name="T38" style:family="text">
      <style:text-properties officeooo:rsid="004ea9ed"/>
    </style:style>
    <style:style style:name="T39" style:family="text">
      <style:text-properties officeooo:rsid="004f86e0"/>
    </style:style>
    <style:style style:name="T40" style:family="text">
      <style:text-properties officeooo:rsid="004ffaa2"/>
    </style:style>
    <style:style style:name="T41" style:family="text">
      <style:text-properties officeooo:rsid="0052a1ef"/>
    </style:style>
    <style:style style:name="T42" style:family="text">
      <style:text-properties officeooo:rsid="0053b597"/>
    </style:style>
    <style:style style:name="T43" style:family="text">
      <style:text-properties officeooo:rsid="00549dde"/>
    </style:style>
    <style:style style:name="T44" style:family="text">
      <style:text-properties officeooo:rsid="0057b88a"/>
    </style:style>
    <style:style style:name="T45" style:family="text">
      <style:text-properties officeooo:rsid="005ad4c3"/>
    </style:style>
    <style:style style:name="T46" style:family="text">
      <style:text-properties officeooo:rsid="005af6a7"/>
    </style:style>
    <style:style style:name="T47" style:family="text">
      <style:text-properties officeooo:rsid="00605b7e"/>
    </style:style>
    <style:style style:name="T48" style:family="text">
      <style:text-properties officeooo:rsid="00606ba2"/>
    </style:style>
    <style:style style:name="T49" style:family="text">
      <style:text-properties officeooo:rsid="006129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lan zum Combi Modell trainieren:</text:h>
      <text:p text:style-name="P21">Parameter von Combi :</text:p>
      <text:p text:style-name="P21">modell: linear, xgboost, nn</text:p>
      <text:p text:style-name="P21">randomseed: <text:span text:style-name="T2">18, 20, 22</text:span></text:p>
      <text:p text:style-name="P22">meta modell: genau eine konfiguration</text:p>
      <text:p text:style-name="P23">fasttext modell: <text:span text:style-name="T1">top 3 konfigurationen</text:span></text:p>
      <text:p text:style-name="P24">3*3*3= 27 * <text:span text:style-name="T3">4 = </text:span><text:span text:style-name="T4">108 </text:span></text:p>
      <text:p text:style-name="P24"><text:span text:style-name="T5">Ich muss 4 mal einzeln dinge laufen lassen</text:span><text:span text:style-name="T3"> </text:span><text:span text:style-name="T7">in 4 projects für selbstständige und oesch:</text:span></text:p>
      <text:p text:style-name="P26">In jedem Projekt:</text:p>
      <text:p text:style-name="P25">und dort dann alle 3 fasttext konfigs einzeln, <text:span text:style-name="T6">mit „name“ steuern wie sie heißen</text:span></text:p>
      <text:p text:style-name="P26">3 sweeps jeweils mit einem ft konfiguration, den sweep danach benennen und auch den Namen</text:p>
      <text:p text:style-name="P27">in jedem sweep 3 combi modelle probieren und 3 randomseeds</text:p>
      <text:p text:style-name="P28">meta immer meta_zusatzdaten = true</text:p>
      <text:p text:style-name="P28">meta_model = xgboost</text:p>
      <text:h text:style-name="P29" text:outline-level="3"><text:span text:style-name="T8">S</text:span><text:span text:style-name="T9">ortiert nach validation accuracy</text:span></text:h>
      <text:p text:style-name="P16">Oesch16 ohne:</text:p>
      <text:p text:style-name="P16"><text:span text:style-name="T10">hearty-sweep-51: </text:span><text:span text:style-name="T11">0.7678</text:span> </text:p>
      <text:p text:style-name="P16"><text:a xlink:type="simple" xlink:href="https://wandb.ai/awiedenroth/ft_oesch16_ohne/runs/af76o7rg" text:style-name="Internet_20_link" text:visited-style-name="Visited_20_Internet_20_Link">vocal-sweep-57</text:a>: 0.7664</text:p>
      <text:p text:style-name="P16"><text:a xlink:type="simple" xlink:href="https://wandb.ai/awiedenroth/ft_oesch16_ohne/runs/tb7wezm9" text:style-name="Internet_20_link" text:visited-style-name="Visited_20_Internet_20_Link">zany-sweep-63</text:a>: 0.7662</text:p>
      <text:p text:style-name="P16"/>
      <text:p text:style-name="P2"><text:span text:style-name="T26">f</text:span><text:span text:style-name="T25">asttext_zusatzdaten: <text:tab/></text:span>false<text:span text:style-name="T25"> </text:span><text:span text:style-name="T27"><text:tab/></text:span><text:span text:style-name="T20">false</text:span><text:span text:style-name="T27"> <text:tab/></text:span><text:span text:style-name="T20">false</text:span></text:p>
      <text:p text:style-name="P2"><text:span text:style-name="T25">keyboard_aug:<text:tab/></text:span>true<text:span text:style-name="T25"> </text:span><text:span text:style-name="T27"><text:s/><text:tab/></text:span><text:span text:style-name="T20">true</text:span><text:span text:style-name="T27"> <text:tab/></text:span><text:span text:style-name="T20">true</text:span></text:p>
      <text:p text:style-name="P2"><text:span text:style-name="T25">lowercase: <text:tab/><text:tab/></text:span>true<text:span text:style-name="T27"> <text:tab/></text:span><text:span text:style-name="T20">true</text:span><text:span text:style-name="T27"><text:tab/></text:span><text:span text:style-name="T29">false</text:span></text:p>
      <text:p text:style-name="P10"><text:span text:style-name="T25">remove_num_punc: <text:tab/></text:span>false<text:span text:style-name="T25"> <text:tab/></text:span><text:span text:style-name="T22">true</text:span><text:span text:style-name="T27"> <text:tab/></text:span><text:span text:style-name="T20">false</text:span></text:p>
      <text:p text:style-name="P2"><text:span text:style-name="T25">remove_stopwords: <text:tab/></text:span>true<text:span text:style-name="T25"><text:tab/></text:span><text:span text:style-name="T20">true</text:span><text:span text:style-name="T27"> <text:s/><text:tab/></text:span><text:span text:style-name="T20">true</text:span></text:p>
      <text:p text:style-name="P2"/>
      <text:p text:style-name="P38">hier würde auf platz 2 worldly-sweep-1 sein mit 0.767 das wäre xgboost, keyboard augmentation=true, lowercase=true, remove_num_punc=true, remove_stopwords=true, vocal sweep wäre dann-57 wäre dann platz 3 statt 2</text:p>
      <text:p text:style-name="P2"/>
      <text:p text:style-name="P40">Ergebnisse: second ist das beste, danach first, <text:span text:style-name="T33">bis percentage labelled von ~0.6 ist xgboost bestes (graph hört da auf), </text:span><text:span text:style-name="T34">danach linear, </text:span><text:span text:style-name="T39">nn abgeschlagen</text:span></text:p>
      <text:p text:style-name="P14"/>
      <text:p text:style-name="P17"><text:span text:style-name="T17">oesch8 ohne:<text:line-break/></text:span><text:span text:style-name="T13">autumn-sweep-47: </text:span><text:span text:style-name="T11">0.8182</text:span><text:span text:style-name="T12"> </text:span></text:p>
      <text:p text:style-name="P18"><text:a xlink:type="simple" xlink:href="https://wandb.ai/awiedenroth/ft_oesch8_ohne/runs/icu9ro6n" text:style-name="Internet_20_link" text:visited-style-name="Visited_20_Internet_20_Link">elated-sweep-49</text:a><text:span text:style-name="T12">: </text:span><text:span text:style-name="T11">0.8177</text:span><text:span text:style-name="T12"> </text:span><text:a xlink:type="simple" xlink:href="https://wandb.ai/awiedenroth/ft_oesch8_ohne/runs/cys0s6tt" text:style-name="Internet_20_link" text:visited-style-name="Visited_20_Internet_20_Link"><text:line-break/>happy-sweep-52</text:a><text:span text:style-name="T12">:</text:span>0.8174</text:p>
      <text:p text:style-name="P30"/>
      <text:p text:style-name="P3"><text:span text:style-name="T26">f</text:span><text:span text:style-name="T25">asttext_zusatzdaten: <text:tab/></text:span>false<text:span text:style-name="T25"> </text:span><text:span text:style-name="T27"><text:tab/></text:span><text:span text:style-name="T20">false</text:span><text:span text:style-name="T27"> <text:tab/></text:span><text:span text:style-name="T20">false</text:span></text:p>
      <text:p text:style-name="P3"><text:span text:style-name="T25">keyboard_aug:<text:tab/></text:span>true<text:span text:style-name="T25"> </text:span><text:span text:style-name="T27"><text:s/><text:tab/></text:span><text:span text:style-name="T20">true</text:span><text:span text:style-name="T27"> <text:tab/></text:span><text:span text:style-name="T20">true</text:span></text:p>
      <text:p text:style-name="P4"><text:span text:style-name="T25">lowercase: <text:tab/><text:tab/></text:span>true<text:span text:style-name="T27"> <text:tab/></text:span><text:span text:style-name="T20">true</text:span><text:span text:style-name="T27"><text:tab/></text:span><text:span text:style-name="T20">true</text:span></text:p>
      <text:p text:style-name="P11"><text:soft-page-break/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7"><text:tab/></text:span><text:span text:style-name="T22">true</text:span></text:p>
      <text:p text:style-name="P4"><text:span text:style-name="T25">remove_stopwords: <text:tab/></text:span>true<text:span text:style-name="T25"><text:tab/></text:span><text:span text:style-name="T20">true</text:span><text:span text:style-name="T27"> <text:s/><text:tab/></text:span><text:span text:style-name="T29">false</text:span></text:p>
      <text:p text:style-name="P4"><text:span text:style-name="T29"/></text:p>
      <text:p text:style-name="P35">recommendations bleiben gleich, <text:span text:style-name="T47">3 beste bleiben gleich</text:span></text:p>
      <text:p text:style-name="P41">Ergebnisse: <text:span text:style-name="T35">second minimal bestes außer für nn, dort best bestes, </text:span><text:span text:style-name="T36">xgboost und linear so gut wie identisch, xgboost geht aber nur bis </text:span><text:span text:style-name="T37">0.73 </text:span><text:span text:style-name="T38">percent labelled, </text:span><text:span text:style-name="T40">nn abgeschlagen</text:span></text:p>
      <text:p text:style-name="P16"/>
      <text:p text:style-name="P31">Oesch16 nur:</text:p>
      <text:p text:style-name="P16"><text:span text:style-name="T14">smooth-sweep-21: </text:span><text:span text:style-name="T11">0.6582</text:span> </text:p>
      <text:p text:style-name="P19"><text:a xlink:type="simple" xlink:href="https://wandb.ai/awiedenroth/ft_oesch16_nur/runs/yg8epjdv" text:style-name="Internet_20_link" text:visited-style-name="Visited_20_Internet_20_Link"><text:span text:style-name="T15">eternal-sweep-16</text:span></text:a><text:span text:style-name="T15">: </text:span>0.6552</text:p>
      <text:p text:style-name="P19"><text:a xlink:type="simple" xlink:href="https://wandb.ai/awiedenroth/ft_oesch16_nur/runs/93aat8m6" text:style-name="Internet_20_link" text:visited-style-name="Visited_20_Internet_20_Link">charmed-sweep-41</text:a>: 0.6522</text:p>
      <text:p text:style-name="P5"/>
      <text:p text:style-name="P6"><text:span text:style-name="T25">keyboard_aug:<text:tab/></text:span><text:span text:style-name="T28">true</text:span><text:span text:style-name="T25"> </text:span><text:span text:style-name="T27"><text:s/><text:tab/></text:span><text:span text:style-name="T29">true</text:span><text:span text:style-name="T27"> <text:tab/></text:span><text:span text:style-name="T32">false</text:span></text:p>
      <text:p text:style-name="P7"><text:span text:style-name="T25">lowercase: <text:tab/><text:tab/></text:span><text:span text:style-name="T32">false</text:span><text:span text:style-name="T27"> <text:tab/></text:span><text:span text:style-name="T32">false</text:span><text:span text:style-name="T27"><text:tab/></text:span><text:span text:style-name="T32">false</text:span></text:p>
      <text:p text:style-name="P12"><text:span text:style-name="T25">remove_num_punc: <text:tab/></text:span><text:span text:style-name="T23">true</text:span><text:span text:style-name="T21"> </text:span><text:span text:style-name="T25"><text:tab/></text:span><text:span text:style-name="T20">false</text:span><text:span text:style-name="T27"><text:tab/></text:span><text:span text:style-name="T22">true</text:span></text:p>
      <text:p text:style-name="P7"><text:span text:style-name="T25">remove_stopwords: <text:tab/></text:span>true<text:span text:style-name="T25"><text:tab/></text:span><text:span text:style-name="T29">false</text:span><text:span text:style-name="T27"> <text:tab/></text:span><text:span text:style-name="T20">true</text:span></text:p>
      <text:p text:style-name="P7"/>
      <text:p text:style-name="P37">hier würde keyboard augmentation true sein, <text:span text:style-name="T48">außerdem nn nur minimal besser als xgboost, außerdem wäre auf platz 1 proud-sweep-38 mit 0.663 mit xgboost, keyboard_aug=false, lowercase=False, remove_num_punc= true und remove_stopwords= false, platz 2 wäre smooth-sweep-21 wie oben und platz 3 wäre dashing-sweep-39 mit xgboost, keyboard_aug = false, lowercase= false, remove_num_punc=false und remove_stopwords=true</text:span></text:p>
      <text:p text:style-name="P15"/>
      <text:p text:style-name="P43">Ergebnisse: third <text:span text:style-name="T41">relativ eindeutig bestes, </text:span><text:span text:style-name="T42">nn relativ eindeutig bestes, </text:span><text:span text:style-name="T43">dann linear, </text:span><text:span text:style-name="T44">xgboost abgeschlagen</text:span></text:p>
      <text:p text:style-name="P15"/>
      <text:p text:style-name="P15">Oesch8 nur:</text:p>
      <text:p text:style-name="P16"><text:a xlink:type="simple" xlink:href="https://wandb.ai/awiedenroth/ft_oesch8_nur/runs/4nalxz7f" text:style-name="Internet_20_link" text:visited-style-name="Visited_20_Internet_20_Link"><text:span text:style-name="T18">robust-sweep-12</text:span></text:a><text:span text:style-name="T18">: </text:span>0.8512</text:p>
      <text:p text:style-name="P20"><text:a xlink:type="simple" xlink:href="https://wandb.ai/awiedenroth/ft_oesch8_nur/runs/t5j85q5c" text:style-name="Internet_20_link" text:visited-style-name="Visited_20_Internet_20_Link"><text:span text:style-name="T19">firm-sweep-18</text:span></text:a><text:span text:style-name="T19">: </text:span>0.8492</text:p>
      <text:p text:style-name="P20"><text:a xlink:type="simple" xlink:href="https://wandb.ai/awiedenroth/ft_oesch8_nur/runs/4bsg7v1i" text:style-name="Internet_20_link" text:visited-style-name="Visited_20_Internet_20_Link">unique-sweep-14</text:a>: 0.8444</text:p>
      <text:p text:style-name="P20"/>
      <text:p text:style-name="P16"/>
      <text:p text:style-name="P9"><text:span text:style-name="T25">keyboard_aug:<text:tab/></text:span>true<text:span text:style-name="T25"> </text:span><text:span text:style-name="T27"><text:s/><text:tab/></text:span><text:span text:style-name="T20">true</text:span><text:span text:style-name="T27"><text:tab/></text:span><text:span text:style-name="T20">true</text:span></text:p>
      <text:p text:style-name="P8"><text:span text:style-name="T25">lowercase: <text:tab/><text:tab/></text:span><text:span text:style-name="T30">true</text:span><text:span text:style-name="T27"> <text:tab/></text:span><text:span text:style-name="T32">false</text:span><text:span text:style-name="T27"><text:tab/></text:span><text:span text:style-name="T32">false</text:span></text:p>
      <text:p text:style-name="P13"><text:span text:style-name="T25">remove_num_punc: <text:tab/></text:span><text:span text:style-name="T16">false</text:span><text:span text:style-name="T25"><text:tab/></text:span><text:span text:style-name="T20">false</text:span><text:span text:style-name="T27"><text:tab/></text:span><text:span text:style-name="T24">true</text:span></text:p>
      <text:p text:style-name="P9"><text:span text:style-name="T25">remove_stopwords: <text:tab/></text:span><text:span text:style-name="T16">false</text:span><text:span text:style-name="T25"><text:tab/></text:span><text:span text:style-name="T31">true</text:span><text:span text:style-name="T27"> <text:tab/></text:span><text:span text:style-name="T16">false</text:span></text:p>
      <text:p text:style-name="P9"/>
      <text:p text:style-name="P34">hier würde xgboost recommended werden! <text:span text:style-name="T49">Außerde, wäre auf Platz 3 pleasant-sweep-44 mit 0.8482 und xgboost, keyboard_aug = true, lowercase=true, remove_num_punc = false und remove_stopwords = true </text:span></text:p>
      <text:p text:style-name="P1"/>
      <text:p text:style-name="P45">Ergebnisse: best bestes <text:span text:style-name="T45">außer für nn, dort third bestes, </text:span><text:span text:style-name="T46">nn bestes, linear danach, xgboost abgeschlagen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1:59:54.691000000</meta:creation-date>
    <dc:date>2022-04-15T21:27:25.913000000</dc:date>
    <meta:editing-duration>P2DT14H16M6S</meta:editing-duration>
    <meta:editing-cycles>6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55" meta:word-count="394" meta:character-count="2950" meta:non-whitespace-character-count="2558"/>
  </office:meta>
</office:document-meta>
</file>